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pt" style:font-size-asian="13pt" style:font-size-complex="13pt" style:text-underline-type="single" style:text-underline-style="solid" style:text-underline-width="auto" style:text-underline-mode="continuous" style:language-asian="fr" style:country-asian="FR"/>
    </style:style>
    <style:style style:name="P2" style:parent-style-name="Normal" style:family="paragraph">
      <style:paragraph-properties fo:margin-top="0.0694in" fo:margin-bottom="0.0694in"/>
    </style:style>
    <style:style style:name="T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T4" style:parent-style-name="Policepardéfaut" style:family="text">
      <style:text-properties style:font-name="Segoe UI Symbol" style:font-name-asian="Times New Roman" style:font-name-complex="Segoe UI Symbol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T5" style:parent-style-name="Lienhypertexte" style:family="text">
      <style:text-properties style:font-name="Segoe UI Symbol" style:font-name-asian="Times New Roman" style:font-name-complex="Segoe UI Symbol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6" style:parent-style-name="Normal" style:family="paragraph">
      <style:paragraph-properties fo:margin-top="0.0694in" fo:margin-bottom="0.0694in"/>
    </style:style>
    <style:style style:name="T7" style:parent-style-name="Policepardéfaut" style:family="text">
      <style:text-properties style:font-name="Segoe UI Symbol" style:font-name-asian="Times New Roman" style:font-name-complex="Segoe UI Symbol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T8" style:parent-style-name="Lienhypertexte" style:family="text">
      <style:text-properties style:font-name="Segoe UI Symbol" style:font-name-asian="Times New Roman" style:font-name-complex="Segoe UI Symbol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9" style:parent-style-name="Normal" style:family="paragraph">
      <style:paragraph-properties fo:margin-top="0.0694in" fo:margin-bottom="0.0694in"/>
    </style:style>
    <style:style style:name="T10" style:parent-style-name="Policepardéfaut" style:family="text">
      <style:text-properties style:font-name="Segoe UI Symbol" style:font-name-asian="Times New Roman" style:font-name-complex="Segoe UI Symbol" fo:font-weight="bold" style:font-weight-asian="bold" style:font-weight-complex="bold" style:letter-kerning="false" fo:font-size="13.5pt" style:font-size-asian="13.5pt" style:font-size-complex="13.5pt" fo:language="en" fo:country="US" style:language-asian="fr" style:country-asian="FR"/>
    </style:style>
    <style:style style:name="T11" style:parent-style-name="Lienhypertexte" style:family="text">
      <style:text-properties style:font-name="Segoe UI Symbol" style:font-name-asian="Times New Roman" style:font-name-complex="Segoe UI Symbol" fo:font-weight="bold" style:font-weight-asian="bold" style:font-weight-complex="bold" style:letter-kerning="false" fo:font-size="13.5pt" style:font-size-asian="13.5pt" style:font-size-complex="13.5pt" fo:language="en" fo:country="US" style:language-asian="fr" style:country-asian="FR"/>
    </style:style>
    <style:style style:name="P12" style:parent-style-name="Normal" style:family="paragraph">
      <style:paragraph-properties fo:margin-top="0.0694in" fo:margin-bottom="0.0694in"/>
    </style:style>
    <style:style style:name="T13" style:parent-style-name="Policepardéfaut" style:family="text">
      <style:text-properties style:font-name="Segoe UI Symbol" style:font-name-asian="Times New Roman" style:font-name-complex="Segoe UI Symbol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fr" style:country-asian="FR"/>
    </style:style>
    <style:style style:name="T14" style:parent-style-name="Policepardéfaut" style:family="text">
      <style:text-properties style:font-name="Segoe UI Symbol" style:font-name-asian="Times New Roman" style:font-name-complex="Segoe UI Symbol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5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6" style:parent-style-name="Normal" style:family="paragraph">
      <style:paragraph-properties fo:margin-top="0.0694in" fo:margin-bottom="0.0694in"/>
    </style:style>
    <style:style style:name="T1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9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20" style:parent-style-name="Normal" style:list-style-name="LFO30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21" style:parent-style-name="Normal" style:list-style-name="LFO30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22" style:parent-style-name="Normal" style:list-style-name="LFO30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23" style:parent-style-name="Normal" style:list-style-name="LFO30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24" style:parent-style-name="Normal" style:list-style-name="LFO30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25" style:parent-style-name="Normal" style:family="paragraph">
      <style:paragraph-properties fo:margin-top="0.0694in" fo:margin-bottom="0.0694in"/>
    </style:style>
    <style:style style:name="T2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2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28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29" style:parent-style-name="Normal" style:list-style-name="LFO3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30" style:parent-style-name="Normal" style:list-style-name="LFO3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31" style:parent-style-name="Normal" style:list-style-name="LFO3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32" style:parent-style-name="Normal" style:list-style-name="LFO3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33" style:parent-style-name="Normal" style:family="paragraph">
      <style:paragraph-properties fo:margin-top="0.0694in" fo:margin-bottom="0.0694in"/>
    </style:style>
    <style:style style:name="T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3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36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37" style:parent-style-name="Normal" style:list-style-name="LFO32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38" style:parent-style-name="Normal" style:list-style-name="LFO32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39" style:parent-style-name="Normal" style:list-style-name="LFO32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40" style:parent-style-name="Normal" style:family="paragraph">
      <style:paragraph-properties fo:margin-top="0.0694in" fo:margin-bottom="0.0694in"/>
    </style:style>
    <style:style style:name="T4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3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44" style:parent-style-name="Normal" style:list-style-name="LFO33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fr" style:country-asian="FR" fo:hyphenate="true"/>
    </style:style>
    <style:style style:name="P45" style:parent-style-name="Normal" style:list-style-name="LFO33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46" style:parent-style-name="Normal" style:list-style-name="LFO33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47" style:parent-style-name="Normal" style:family="paragraph">
      <style:paragraph-properties fo:margin-top="0.0694in" fo:margin-bottom="0.0694in"/>
    </style:style>
    <style:style style:name="T4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4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0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51" style:parent-style-name="Normal" style:list-style-name="LFO3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52" style:parent-style-name="Normal" style:list-style-name="LFO3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53" style:parent-style-name="Normal" style:list-style-name="LFO3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54" style:parent-style-name="Normal" style:family="paragraph">
      <style:paragraph-properties fo:margin-top="0.0694in" fo:margin-bottom="0.0694in"/>
    </style:style>
    <style:style style:name="T5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5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7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58" style:parent-style-name="Normal" style:list-style-name="LFO3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59" style:parent-style-name="Normal" style:list-style-name="LFO3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60" style:parent-style-name="Normal" style:list-style-name="LFO3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61" style:parent-style-name="Normal" style:family="paragraph">
      <style:paragraph-properties fo:margin-top="0.0694in" fo:margin-bottom="0.0694in"/>
    </style:style>
    <style:style style:name="T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64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65" style:parent-style-name="Normal" style:list-style-name="LFO36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66" style:parent-style-name="Normal" style:list-style-name="LFO36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67" style:parent-style-name="Normal" style:family="paragraph">
      <style:paragraph-properties fo:margin-top="0.0694in" fo:margin-bottom="0.0694in"/>
    </style:style>
    <style:style style:name="T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6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70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71" style:parent-style-name="Normal" style:list-style-name="LFO3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72" style:parent-style-name="Normal" style:list-style-name="LFO3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73" style:parent-style-name="Normal" style:list-style-name="LFO3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74" style:parent-style-name="Normal" style:family="paragraph">
      <style:paragraph-properties fo:margin-top="0.0694in" fo:margin-bottom="0.0694in"/>
    </style:style>
    <style:style style:name="T7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7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77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78" style:parent-style-name="Normal" style:list-style-name="LFO38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79" style:parent-style-name="Normal" style:list-style-name="LFO38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80" style:parent-style-name="Normal" style:list-style-name="LFO38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81" style:parent-style-name="Normal" style:family="paragraph">
      <style:paragraph-properties fo:margin-top="0.0694in" fo:margin-bottom="0.0694in"/>
    </style:style>
    <style:style style:name="T8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8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84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85" style:parent-style-name="Normal" style:list-style-name="LFO39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86" style:parent-style-name="Normal" style:list-style-name="LFO39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87" style:parent-style-name="Normal" style:family="paragraph">
      <style:paragraph-properties fo:margin-top="0.0694in" fo:margin-bottom="0.0694in"/>
    </style:style>
    <style:style style:name="T8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8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90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91" style:parent-style-name="Normal" style:list-style-name="LFO40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92" style:parent-style-name="Normal" style:list-style-name="LFO40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93" style:parent-style-name="Normal" style:list-style-name="LFO40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94" style:parent-style-name="Normal" style:family="paragraph">
      <style:paragraph-properties fo:margin-top="0.0694in" fo:margin-bottom="0.0694in"/>
    </style:style>
    <style:style style:name="T9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9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97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fr" style:country-asian="FR"/>
    </style:style>
    <style:style style:name="P98" style:parent-style-name="Normal" style:list-style-name="LFO4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99" style:parent-style-name="Normal" style:list-style-name="LFO4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00" style:parent-style-name="Normal" style:list-style-name="LFO4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01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02" style:parent-style-name="Paragraphedeliste" style:list-style-name="LFO42" style:family="paragraph">
      <style:paragraph-properties style:vertical-align="auto" fo:margin-top="0.0694in" fo:margin-bottom="0.0694in" fo:line-height="100%"/>
      <style:text-properties fo:hyphenate="true"/>
    </style:style>
    <style:style style:name="T1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0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05" style:parent-style-name="Normal" style:list-style-name="LFO42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06" style:parent-style-name="Normal" style:list-style-name="LFO42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07" style:parent-style-name="Normal" style:family="paragraph">
      <style:paragraph-properties fo:margin-top="0.0694in" fo:margin-bottom="0.0694in"/>
    </style:style>
    <style:style style:name="T10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P109" style:parent-style-name="Normal" style:list-style-name="LFO43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fr" style:country-asian="FR" fo:hyphenate="true"/>
    </style:style>
    <style:style style:name="P110" style:parent-style-name="Normal" style:list-style-name="LFO43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fr" style:country-asian="FR" fo:hyphenate="true"/>
    </style:style>
    <style:style style:name="P111" style:parent-style-name="Normal" style:list-style-name="LFO43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12" style:parent-style-name="Normal" style:family="paragraph">
      <style:paragraph-properties fo:margin-top="0.0694in" fo:margin-bottom="0.0694in"/>
    </style:style>
    <style:style style:name="T11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P114" style:parent-style-name="Normal" style:list-style-name="LFO4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fr" style:country-asian="FR" fo:hyphenate="true"/>
    </style:style>
    <style:style style:name="P115" style:parent-style-name="Normal" style:list-style-name="LFO4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16" style:parent-style-name="Normal" style:family="paragraph">
      <style:paragraph-properties fo:margin-top="0.0694in" fo:margin-bottom="0.0694in"/>
    </style:style>
    <style:style style:name="T11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P118" style:parent-style-name="Normal" style:list-style-name="LFO4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19" style:parent-style-name="Normal" style:list-style-name="LFO4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20" style:parent-style-name="Normal" style:family="paragraph">
      <style:paragraph-properties fo:margin-top="0.0694in" fo:margin-bottom="0.0694in"/>
    </style:style>
    <style:style style:name="T1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P122" style:parent-style-name="Normal" style:list-style-name="LFO42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23" style:parent-style-name="Normal" style:list-style-name="LFO42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24" style:parent-style-name="Normal" style:family="paragraph">
      <style:paragraph-properties fo:margin-top="0.0694in" fo:margin-bottom="0.0694in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5" style:parent-style-name="Normal" style:family="paragraph">
      <style:paragraph-properties fo:margin-top="0.0694in" fo:margin-bottom="0.0694in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6" style:parent-style-name="Normal" style:family="paragraph">
      <style:paragraph-properties fo:text-align="center"/>
    </style:style>
    <style:style style:name="T12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28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29" style:parent-style-name="Normal" style:list-style-name="LFO46" style:family="paragraph">
      <style:paragraph-properties fo:widows="2" fo:orphans="2" style:vertical-align="auto" fo:margin-top="0.0694in" fo:margin-bottom="0.0694in"/>
      <style:text-properties fo:hyphenate="true"/>
    </style:style>
    <style:style style:name="T1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3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2" style:parent-style-name="Normal" style:list-style-name="LFO46" style:family="paragraph">
      <style:paragraph-properties fo:widows="2" fo:orphans="2" style:vertical-align="auto" fo:margin-top="0.0694in" fo:margin-bottom="0.0694in"/>
      <style:text-properties fo:hyphenate="true"/>
    </style:style>
    <style:style style:name="T13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3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5" style:parent-style-name="Normal" style:list-style-name="LFO46" style:family="paragraph">
      <style:paragraph-properties fo:widows="2" fo:orphans="2" style:vertical-align="auto" fo:margin-top="0.0694in" fo:margin-bottom="0.0694in"/>
      <style:text-properties fo:hyphenate="true"/>
    </style:style>
    <style:style style:name="T13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3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8" style:parent-style-name="Normal" style:list-style-name="LFO46" style:family="paragraph">
      <style:paragraph-properties fo:widows="2" fo:orphans="2" style:vertical-align="auto" fo:margin-top="0.0694in" fo:margin-bottom="0.0694in"/>
      <style:text-properties fo:hyphenate="true"/>
    </style:style>
    <style:style style:name="T13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4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1" style:parent-style-name="Normal" style:family="paragraph">
      <style:paragraph-properties fo:text-align="center"/>
    </style:style>
    <style:style style:name="T14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3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44" style:parent-style-name="Normal" style:family="paragraph">
      <style:paragraph-properties fo:margin-top="0.0694in" fo:margin-bottom="0.0694in"/>
    </style:style>
    <style:style style:name="T14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P146" style:parent-style-name="Normal" style:list-style-name="LFO4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47" style:parent-style-name="Normal" style:list-style-name="LFO4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48" style:parent-style-name="Normal" style:list-style-name="LFO4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49" style:parent-style-name="Normal" style:family="paragraph">
      <style:paragraph-properties fo:margin-top="0.0694in" fo:margin-bottom="0.0694in"/>
    </style:style>
    <style:style style:name="T15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P151" style:parent-style-name="Normal" style:list-style-name="LFO48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52" style:parent-style-name="Normal" style:list-style-name="LFO48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53" style:parent-style-name="Normal" style:list-style-name="LFO48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54" style:parent-style-name="Normal" style:family="paragraph">
      <style:paragraph-properties fo:margin-top="0.0694in" fo:margin-bottom="0.0694in"/>
    </style:style>
    <style:style style:name="T15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P156" style:parent-style-name="Normal" style:list-style-name="LFO49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57" style:parent-style-name="Normal" style:list-style-name="LFO49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58" style:parent-style-name="Normal" style:list-style-name="LFO49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59" style:parent-style-name="Normal" style:family="paragraph">
      <style:paragraph-properties fo:text-align="center"/>
    </style:style>
    <style:style style:name="T16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1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62" style:parent-style-name="Normal" style:list-style-name="LFO50" style:family="paragraph">
      <style:paragraph-properties fo:widows="2" fo:orphans="2" style:vertical-align="auto" fo:margin-top="0.0694in" fo:margin-bottom="0.0694in"/>
      <style:text-properties fo:hyphenate="true"/>
    </style:style>
    <style:style style:name="T16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6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5" style:parent-style-name="Normal" style:list-style-name="LFO50" style:family="paragraph">
      <style:paragraph-properties fo:widows="2" fo:orphans="2" style:vertical-align="auto" fo:margin-top="0.0694in" fo:margin-bottom="0.0694in"/>
      <style:text-properties fo:hyphenate="true"/>
    </style:style>
    <style:style style:name="T16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8" style:parent-style-name="Normal" style:list-style-name="LFO50" style:family="paragraph">
      <style:paragraph-properties fo:widows="2" fo:orphans="2" style:vertical-align="auto" fo:margin-top="0.0694in" fo:margin-bottom="0.0694in"/>
      <style:text-properties fo:hyphenate="true"/>
    </style:style>
    <style:style style:name="T16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7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1" style:parent-style-name="Normal" style:list-style-name="LFO50" style:family="paragraph">
      <style:paragraph-properties fo:widows="2" fo:orphans="2" style:vertical-align="auto" fo:margin-top="0.0694in" fo:margin-bottom="0.0694in"/>
      <style:text-properties fo:hyphenate="true"/>
    </style:style>
    <style:style style:name="T17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7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4" style:parent-style-name="Normal" style:family="paragraph">
      <style:paragraph-properties fo:text-align="center"/>
    </style:style>
    <style:style style:name="T17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6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77" style:parent-style-name="Normal" style:list-style-name="LFO5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78" style:parent-style-name="Normal" style:list-style-name="LFO5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79" style:parent-style-name="Normal" style:list-style-name="LFO5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P180" style:parent-style-name="Normal" style:family="paragraph">
      <style:text-properties style:font-name="Aptos" style:font-name-asian="Aptos" style:font-name-complex="Times New Roman" style:letter-kerning="true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3">CV Stella Stoyanova – Analyste SOC | Cybersécurité | Réponse aux Incidents</text:h>
      <text:h text:style-name="P2" text:outline-level="3"><text:span text:style-name="T3">@</text:span><text:span text:style-name="T4">✉<text:s/></text:span><text:a xlink:href="mailto:stiliana.stoyanov@orange.fr" office:target-frame-name="_top" xlink:show="replace"><text:span text:style-name="T5">stiliana.stoyanov@orange.fr</text:span></text:a></text:h>
      <text:h text:style-name="P6" text:outline-level="3"><text:span text:style-name="T7">GitHub:<text:s/></text:span><text:a xlink:href="https://github.com/stellababy2004" office:target-frame-name="_top" xlink:show="replace"><text:span text:style-name="T8">https://github.com/stellababy2004</text:span></text:a></text:h>
      <text:h text:style-name="P9" text:outline-level="3"><text:span text:style-name="T10">LinkedIn:<text:s/></text:span><text:a xlink:href="https://www.linkedin.com/in/stella-s-95ba5683" office:target-frame-name="_top" xlink:show="replace"><text:span text:style-name="T11">https://www.linkedin.com/in/stella-s-95ba5683</text:span></text:a></text:h>
      <text:h text:style-name="P12" text:outline-level="3"><text:span text:style-name="T13">06.60.70.81.86</text:span><text:span text:style-name="T14">.</text:span></text:h>
      <text:h text:style-name="P15" text:outline-level="3">Expérience Professionnelle</text:h>
      <text:p text:style-name="P16"><text:span text:style-name="T17">DataScientTest – Analyste SOC</text:span><text:span text:style-name="T18"><text:line-break/></text:span><text:span text:style-name="T19">Avril 2024 – Janvier 2025 | Paris, France</text:span></text:p>
      <text:list text:style-name="LFO30" text:continue-numbering="true">
        <text:list-item>
          <text:p text:style-name="P20">Analyse des incidents de sécurité à l’aide de Splunk et de la stack ELK</text:p>
        </text:list-item>
        <text:list-item>
          <text:p text:style-name="P21">Threat hunting avec des outils EDR/XDR (Cortex XDR, Cybereason, Tehtris)</text:p>
        </text:list-item>
        <text:list-item>
          <text:p text:style-name="P22">Enquêtes forensiques sur des postes Windows, rapports techniques détaillés</text:p>
        </text:list-item>
        <text:list-item>
          <text:p text:style-name="P23">Application du cadre MITRE ATT&amp;CK dans la détection et la remédiation</text:p>
        </text:list-item>
        <text:list-item>
          <text:p text:style-name="P24">Surveillance de la compromission des comptes Active Directory</text:p>
        </text:list-item>
      </text:list>
      <text:p text:style-name="P25"><text:span text:style-name="T26">Hogan Lovells – Analyste Support Informatique N2/N3</text:span><text:span text:style-name="T27"><text:line-break/></text:span><text:span text:style-name="T28">Février 2023 – Février 2024 | Paris, France</text:span></text:p>
      <text:list text:style-name="LFO31" text:continue-numbering="true">
        <text:list-item>
          <text:p text:style-name="P29">Support bureautique personnalisé pour les outils du CIO</text:p>
        </text:list-item>
        <text:list-item>
          <text:p text:style-name="P30">Gestion des accès, création/suppression de comptes via Active Directory</text:p>
        </text:list-item>
        <text:list-item>
          <text:p text:style-name="P31">Déploiement de postes, configuration de smartphones, M365, VPN</text:p>
        </text:list-item>
        <text:list-item>
          <text:p text:style-name="P32">Sécurisation des salles de réunion, traitement des incidents critiques</text:p>
        </text:list-item>
      </text:list>
      <text:p text:style-name="P33"><text:span text:style-name="T34">Louis Vuitton – Analyste Informatique</text:span><text:span text:style-name="T35"><text:line-break/></text:span><text:span text:style-name="T36">Juin 2022 – Décembre 2022 | Paris, France</text:span></text:p>
      <text:list text:style-name="LFO32" text:continue-numbering="true">
        <text:list-item>
          <text:p text:style-name="P37">Assistance utilisateurs, déploiement de postes et périphériques</text:p>
        </text:list-item>
        <text:list-item>
          <text:p text:style-name="P38">Monitoring de l’environnement IT et application des politiques de sécurité</text:p>
        </text:list-item>
        <text:list-item>
          <text:p text:style-name="P39">Support à distance (outil Lync/Teams), formation à l’utilisation des outils</text:p>
        </text:list-item>
      </text:list>
      <text:p text:style-name="P40"><text:span text:style-name="T41">Johnson &amp; Johnson – Spécialiste Systèmes d’Information</text:span><text:span text:style-name="T42"><text:line-break/></text:span><text:span text:style-name="T43">Septembre 2018 – 2022 | Issy-les-Moulineaux, France</text:span></text:p>
      <text:list text:style-name="LFO33" text:continue-numbering="true">
        <text:list-item>
          <text:p text:style-name="P44">Gestion des backups cloud (AWS, SaaS, Veeam, NetBackup, Azure)</text:p>
        </text:list-item>
        <text:list-item>
          <text:p text:style-name="P45">Suivi des KPIs, rapports Nexthink, coordination des incidents selon SLA</text:p>
        </text:list-item>
        <text:list-item>
          <text:p text:style-name="P46">Collaboration avec les équipes américaines sur les projets de cybersécurité</text:p>
        </text:list-item>
      </text:list>
      <text:p text:style-name="P47"><text:span text:style-name="T48">Eversheds Sutherland – Analyste Support</text:span><text:span text:style-name="T49"><text:line-break/></text:span><text:span text:style-name="T50">Mars 2018 – Août 2018 | Paris, France</text:span></text:p>
      <text:list text:style-name="LFO34" text:continue-numbering="true">
        <text:list-item>
          <text:p text:style-name="P51">Support technique N2 pour les applications métier, téléphonie, mobile</text:p>
        </text:list-item>
        <text:list-item>
          <text:p text:style-name="P52">Dépannage Windows 7/10, gestion des accès et équipements</text:p>
        </text:list-item>
        <text:list-item>
          <text:p text:style-name="P53">Préparation des comptes pour onboarding, intervention VIP</text:p>
        </text:list-item>
      </text:list>
      <text:soft-page-break/>
      <text:p text:style-name="P54"><text:span text:style-name="T55">ENGIE – Technicien Support Informatique</text:span><text:span text:style-name="T56"><text:line-break/></text:span><text:span text:style-name="T57">Janvier 2018 – Mars 2018 | Paris, France</text:span></text:p>
      <text:list text:style-name="LFO35" text:continue-numbering="true">
        <text:list-item>
          <text:p text:style-name="P58">Support N1 multicanal pour les nouveaux arrivants</text:p>
        </text:list-item>
        <text:list-item>
          <text:p text:style-name="P59">Réinitialisation de mots de passe, gestion des droits, configuration VPN</text:p>
        </text:list-item>
        <text:list-item>
          <text:p text:style-name="P60">Support mobile et tokens RSA, rédaction de procédures FR/EN</text:p>
        </text:list-item>
      </text:list>
      <text:p text:style-name="P61"><text:span text:style-name="T62">LCH Clearnet – Technicien Support N2</text:span><text:span text:style-name="T63"><text:line-break/></text:span><text:span text:style-name="T64">Février 2017 – Décembre 2017 | Paris, France</text:span></text:p>
      <text:list text:style-name="LFO36" text:continue-numbering="true">
        <text:list-item>
          <text:p text:style-name="P65">Gestion des accès, maintenance des postes, support Microsoft O365</text:p>
        </text:list-item>
        <text:list-item>
          <text:p text:style-name="P66">Suivi des incidents via Remedy, configuration d’imprimantes/Visioconf</text:p>
        </text:list-item>
      </text:list>
      <text:p text:style-name="P67"><text:span text:style-name="T68">Hermès / Givenchy – Support Événementiel (Fashion Week)</text:span><text:span text:style-name="T69"><text:line-break/></text:span><text:span text:style-name="T70">Février 2017 | Paris, France</text:span></text:p>
      <text:list text:style-name="LFO37" text:continue-numbering="true">
        <text:list-item>
          <text:p text:style-name="P71">Support VIP multilingue (français, anglais, russe)</text:p>
        </text:list-item>
        <text:list-item>
          <text:p text:style-name="P72">Déploiement de smartphones, configuration Wi-Fi et messagerie</text:p>
        </text:list-item>
        <text:list-item>
          <text:p text:style-name="P73">Formation utilisateurs pour Outlook, VPN, et authentification mobile</text:p>
        </text:list-item>
      </text:list>
      <text:p text:style-name="P74"><text:span text:style-name="T75">ESCP Europe – Technicien Informatique</text:span><text:span text:style-name="T76"><text:line-break/></text:span><text:span text:style-name="T77">Janvier 2015 – Décembre 2016 | Paris, France</text:span></text:p>
      <text:list text:style-name="LFO38" text:continue-numbering="true">
        <text:list-item>
          <text:p text:style-name="P78">Support des postes Windows, installation d’imprimantes, pack Office</text:p>
        </text:list-item>
        <text:list-item>
          <text:p text:style-name="P79">Gestion des stocks IT, préparation de matériels pédagogiques</text:p>
        </text:list-item>
        <text:list-item>
          <text:p text:style-name="P80">Déploiement logiciels, création d’identifiants, suivi technique</text:p>
        </text:list-item>
      </text:list>
      <text:p text:style-name="P81"><text:span text:style-name="T82">École Alsacienne – Stage Technicien Support</text:span><text:span text:style-name="T83"><text:line-break/></text:span><text:span text:style-name="T84">Avril – Mai 2014 &amp; Août – Septembre 2014 | Paris, France</text:span></text:p>
      <text:list text:style-name="LFO39" text:continue-numbering="true">
        <text:list-item>
          <text:p text:style-name="P85">Remplacement de postes, installation de logiciels, configuration GPO</text:p>
        </text:list-item>
        <text:list-item>
          <text:p text:style-name="P86">Gestion des salles informatiques, câblage réseau et bornes Wi-Fi</text:p>
        </text:list-item>
      </text:list>
      <text:p text:style-name="P87"><text:span text:style-name="T88">AURA – Technicien Informatique</text:span><text:span text:style-name="T89"><text:line-break/></text:span><text:span text:style-name="T90">Août 2011 – Décembre 2013 | Paris, France</text:span></text:p>
      <text:list text:style-name="LFO40" text:continue-numbering="true">
        <text:list-item>
          <text:p text:style-name="P91">Mises à jour, migrations vers Windows 7, support poste de travail</text:p>
        </text:list-item>
        <text:list-item>
          <text:p text:style-name="P92">Déploiement de logiciels de gestion (planning, facturation, caisse)</text:p>
        </text:list-item>
        <text:list-item>
          <text:p text:style-name="P93">Assistance technique aux utilisateurs et gestion du parc IT</text:p>
        </text:list-item>
      </text:list>
      <text:p text:style-name="P94"><text:span text:style-name="T95">Info-Save (Bulgarie) – Administrateur Réseau / Support</text:span><text:span text:style-name="T96"><text:line-break/></text:span><text:span text:style-name="T97">Août 2007 – Mai 2011 | Sofia, Bulgarie</text:span></text:p>
      <text:list text:style-name="LFO41" text:continue-numbering="true">
        <text:list-item>
          <text:p text:style-name="P98">Installation de réseaux TCP/IP, configuration routeurs/switches</text:p>
        </text:list-item>
        <text:list-item>
          <text:p text:style-name="P99">Gestion des serveurs (Windows Server), comptes utilisateurs, sécurité</text:p>
        </text:list-item>
        <text:list-item>
          <text:p text:style-name="P100">Support technique sur Windows XP/7, maintenance sur site et à distance</text:p>
        </text:list-item>
      </text:list>
      <text:h text:style-name="P101" text:outline-level="3">Compétences Techniques</text:h>
      <text:list text:style-name="LFO42" text:continue-numbering="true">
        <text:list-item>
          <text:p text:style-name="P102"><text:span text:style-name="T103"><text:s text:c="6"/></text:span><text:span text:style-name="T104">SIEM &amp; EDR/XDR</text:span></text:p>
        </text:list-item>
        <text:list-item>
          <text:p text:style-name="P105">Splunk, Sentinel, QRadar, ELK</text:p>
        </text:list-item>
        <text:list-item>
          <text:p text:style-name="P106">Cortex XDR, Cisco Secure Endpoint, Cybereason, Tehtris</text:p>
        </text:list-item>
      </text:list>
      <text:p text:style-name="P107"><text:span text:style-name="T108">Infrastructure et Réseaux</text:span></text:p>
      <text:list text:style-name="LFO43" text:continue-numbering="true">
        <text:list-item>
          <text:p text:style-name="P109">Active Directory, Exchange, Windows Server, Office 365</text:p>
        </text:list-item>
        <text:list-item>
          <text:p text:style-name="P110">TCP/IP, DNS, DHCP, VPN (Citrix, OpenVPN), pare-feux, Wireshark</text:p>
        </text:list-item>
        <text:list-item>
          <text:p text:style-name="P111">Virtualisation : VMware, Hyper-V</text:p>
        </text:list-item>
      </text:list>
      <text:p text:style-name="P112"><text:span text:style-name="T113">Cloud &amp; Sauvegarde</text:span></text:p>
      <text:list text:style-name="LFO44" text:continue-numbering="true">
        <text:list-item>
          <text:p text:style-name="P114">AWS, Azure, NetBackup, Veeam, SaaS/IaaS</text:p>
        </text:list-item>
        <text:list-item>
          <text:p text:style-name="P115">Gestion des KPIs, tableaux de bord Nexthink</text:p>
        </text:list-item>
      </text:list>
      <text:p text:style-name="P116"><text:span text:style-name="T117">Scripts &amp; Langages</text:span></text:p>
      <text:list text:style-name="LFO45" text:continue-numbering="true">
        <text:list-item>
          <text:p text:style-name="P118">Python, PowerShell, Bash, SQL</text:p>
        </text:list-item>
        <text:list-item>
          <text:p text:style-name="P119">Intégration d’IOCs, enrichissement automatique des journaux</text:p>
        </text:list-item>
      </text:list>
      <text:p text:style-name="P120"><text:span text:style-name="T121">Cadres &amp; Conformité</text:span></text:p>
      <text:list text:style-name="LFO42" text:continue-numbering="true">
        <text:list-item>
          <text:p text:style-name="P122">MITRE ATT&amp;CK, ISO 27001, NIST, RGPD</text:p>
        </text:list-item>
        <text:list-item>
          <text:p text:style-name="P123">ITIL, SLA, gestion du cycle de vie des actifs</text:p>
        </text:list-item>
      </text:list>
      <text:p text:style-name="P124"/>
      <text:p text:style-name="P125"/>
      <text:p text:style-name="P126"><text:span text:style-name="T127"><draw:custom-shape svg:x="0in" svg:y="0in" svg:width="6.53194in" svg:height="0.0208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128" text:outline-level="3">Formations &amp; Certifications</text:h>
      <text:list text:style-name="LFO46" text:continue-numbering="true">
        <text:list-item>
          <text:p text:style-name="P129"><text:span text:style-name="T130">Analyste SOC</text:span><text:span text:style-name="T131"><text:s/>– Cyber Université (2024 – 2025)</text:span></text:p>
        </text:list-item>
        <text:list-item>
          <text:p text:style-name="P132"><text:span text:style-name="T133">Technicien Supérieur Réseaux &amp; Systèmes</text:span><text:span text:style-name="T134"><text:s/>– GRETA Paris Centre (2014)</text:span></text:p>
        </text:list-item>
        <text:list-item>
          <text:p text:style-name="P135"><text:span text:style-name="T136">Diplôme BAC+4 en Informatique</text:span><text:span text:style-name="T137"><text:s/>– Université Technique de Sofia, Bulgarie (2007)</text:span></text:p>
        </text:list-item>
        <text:list-item>
          <text:p text:style-name="P138"><text:span text:style-name="T139">Formation continue</text:span><text:span text:style-name="T140"><text:s/>– Cybersécurité, forensique, intelligence des menaces</text:span></text:p>
        </text:list-item>
      </text:list>
      <text:p text:style-name="P141"><text:span text:style-name="T142"><draw:custom-shape svg:x="0in" svg:y="0in" svg:width="6.53194in" svg:height="0.0208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143" text:outline-level="3">Projets en Cybersécurité</text:h>
      <text:p text:style-name="P144"><text:span text:style-name="T145">Cyber Threat Map</text:span></text:p>
      <text:list text:style-name="LFO47" text:continue-numbering="true">
        <text:list-item>
          <text:p text:style-name="P146">Développement d’une carte interactive en temps réel des attaques cyber à l’échelle mondiale</text:p>
        </text:list-item>
        <text:list-item>
          <text:p text:style-name="P147">Technologies : JavaScript, Leaflet.js, Flask, REST API, GeoJSON</text:p>
        </text:list-item>
        <text:list-item>
          <text:p text:style-name="P148">Intégration de données provenant d’AbuseIPDB, VirusTotal, etc.</text:p>
        </text:list-item>
      </text:list>
      <text:p text:style-name="P149"><text:span text:style-name="T150">Phishing Detector</text:span></text:p>
      <text:soft-page-break/>
      <text:list text:style-name="LFO48" text:continue-numbering="true">
        <text:list-item>
          <text:p text:style-name="P151">Outil web d’analyse automatisée des e-mails suspects (.eml)</text:p>
        </text:list-item>
        <text:list-item>
          <text:p text:style-name="P152">Moteur de scoring basé sur le machine learning (scikit-learn)</text:p>
        </text:list-item>
        <text:list-item>
          <text:p text:style-name="P153">Analyse des en-têtes, liens, et contenu HTML</text:p>
        </text:list-item>
      </text:list>
      <text:p text:style-name="P154"><text:span text:style-name="T155">Playbook de Threat Hunting</text:span></text:p>
      <text:list text:style-name="LFO49" text:continue-numbering="true">
        <text:list-item>
          <text:p text:style-name="P156">Détection mappée au cadre MITRE ATT&amp;CK</text:p>
        </text:list-item>
        <text:list-item>
          <text:p text:style-name="P157">Scripts Python pour enrichissement IOC, corrélation dans Splunk</text:p>
        </text:list-item>
        <text:list-item>
          <text:p text:style-name="P158">Création de dashboards et automatisation des procédures SOC</text:p>
        </text:list-item>
      </text:list>
      <text:p text:style-name="P159"><text:span text:style-name="T160"><draw:custom-shape svg:x="0in" svg:y="0in" svg:width="6.53194in" svg:height="0.02083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161" text:outline-level="3">Langues</text:h>
      <text:list text:style-name="LFO50" text:continue-numbering="true">
        <text:list-item>
          <text:p text:style-name="P162"><text:span text:style-name="T163">Français</text:span><text:span text:style-name="T164"><text:s/>– courant</text:span></text:p>
        </text:list-item>
        <text:list-item>
          <text:p text:style-name="P165"><text:span text:style-name="T166">Anglais</text:span><text:span text:style-name="T167"><text:s/>– courant</text:span></text:p>
        </text:list-item>
        <text:list-item>
          <text:p text:style-name="P168"><text:span text:style-name="T169">Russe</text:span><text:span text:style-name="T170"><text:s/>– intermédiaire</text:span></text:p>
        </text:list-item>
        <text:list-item>
          <text:p text:style-name="P171"><text:span text:style-name="T172">Bulgare</text:span><text:span text:style-name="T173"><text:s/>– langue maternelle</text:span></text:p>
        </text:list-item>
      </text:list>
      <text:p text:style-name="P174"><text:span text:style-name="T175"><draw:custom-shape svg:x="0in" svg:y="0in" svg:width="6.53194in" svg:height="0.02083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176" text:outline-level="3">Centres d’Intérêt</text:h>
      <text:list text:style-name="LFO51" text:continue-numbering="true">
        <text:list-item>
          <text:p text:style-name="P177">OSINT, veille cyber</text:p>
        </text:list-item>
        <text:list-item>
          <text:p text:style-name="P178">Analyse forensique</text:p>
        </text:list-item>
        <text:list-item>
          <text:p text:style-name="P179">Lecture de cartes, musique, cinéma</text:p>
        </text:list-item>
      </text:list>
      <text:p text:style-name="P18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F" fo:color="#0F4761" fo:font-size="20pt" style:font-size-asian="20pt" style:font-size-complex="20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F" fo:color="#0F4761" fo:font-size="16pt" style:font-size-asian="16pt" style:font-size-complex="16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fo:color="#0F4761" fo:font-size="14pt" style:font-size-asian="14pt" style:font-size-complex="14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fo:font-style="italic" style:font-style-asian="italic" style:font-style-complex="italic" fo:color="#0F4761" fo:hyphenate="false"/>
    </style:style>
    <style:style style:name="Titre5" style:display-name="Titre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fo:color="#0F4761" fo:hyphenate="false"/>
    </style:style>
    <style:style style:name="Titre6" style:display-name="Titre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595959" fo:hyphenate="false"/>
    </style:style>
    <style:style style:name="Titre7" style:display-name="Titre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fo:color="#595959" fo:hyphenate="false"/>
    </style:style>
    <style:style style:name="Titre8" style:display-name="Titre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fo:font-style="italic" style:font-style-asian="italic" style:font-style-complex="italic" fo:color="#272727" fo:hyphenate="false"/>
    </style:style>
    <style:style style:name="Titre9" style:display-name="Titre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re" style:display-name="Titre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F" fo:letter-spacing="-0.0069in" fo:font-size="28pt" style:font-size-asian="28pt" style:font-size-complex="28pt" fo:hyphenate="false"/>
    </style:style>
    <style:style style:name="Sous-titre" style:display-name="Sous-titre" style:family="paragraph" style:parent-style-name="Standard" style:next-style-name="Standard">
      <style:text-properties style:font-name-asian="F" fo:color="#595959" fo:letter-spacing="0.0104in" fo:font-size="14pt" style:font-size-asian="14pt" style:font-size-complex="14pt" fo:hyphenate="false"/>
    </style:style>
    <style:style style:name="Citation" style:display-name="Citation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aragraphedeliste" style:display-name="Paragraphe de liste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Citationintense" style:display-name="Citation intens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Titre1Car" style:display-name="Titre 1 Car" style:family="text" style:parent-style-name="Policepardéfaut">
      <style:text-properties style:font-name="Aptos Display" style:font-name-asian="F" style:font-name-complex="F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F" style:font-name-complex="F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F" style:font-name-complex="F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F" style:font-name-complex="F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F" style:font-name-complex="F" fo:color="#0F4761"/>
    </style:style>
    <style:style style:name="Titre6Car" style:display-name="Titre 6 Car" style:family="text" style:parent-style-name="Policepardéfaut">
      <style:text-properties style:font-name-asian="F" style:font-name-complex="F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F" style:font-name-complex="F" fo:color="#595959"/>
    </style:style>
    <style:style style:name="Titre8Car" style:display-name="Titre 8 Car" style:family="text" style:parent-style-name="Policepardéfaut">
      <style:text-properties style:font-name-asian="F" style:font-name-complex="F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F" style:font-name-complex="F" fo:color="#272727"/>
    </style:style>
    <style:style style:name="TitreCar" style:display-name="Titre Car" style:family="text" style:parent-style-name="Policepardéfaut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Sous-titreCar" style:display-name="Sous-titre Car" style:family="text" style:parent-style-name="Policepardéfaut">
      <style:text-properties style:font-name-asian="F" style:font-name-complex="F" fo:color="#595959" fo:letter-spacing="0.0104in" fo:font-size="14pt" style:font-size-asian="14pt" style:font-size-complex="14pt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Textedelespaceréservé" style:display-name="Texte de l'espace réservé" style:family="text" style:parent-style-name="Policepardéfaut">
      <style:text-properties fo:color="#666666"/>
    </style:style>
    <style:style style:name="ListLabel1" style:display-name="ListLabel 1" style:family="text">
      <style:text-properties style:font-name="Aptos" style:font-name-asian="Aptos" style:font-name-complex="Aptos"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style:font-name="Aptos" style:font-name-asian="Aptos" style:font-name-complex="Aptos"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style:font-name="Aptos" style:font-name-asian="Aptos" style:font-name-complex="Aptos"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style:font-name="Aptos" style:font-name-asian="Aptos" style:font-name-complex="Aptos"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style:font-name="Aptos" style:font-name-asian="Aptos" style:font-name-complex="Aptos"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style:font-name="Aptos" style:font-name-asian="Aptos" style:font-name-complex="Aptos"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style:font-name="Aptos" style:font-name-asian="Aptos" style:font-name-complex="Aptos"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style:font-name="Aptos" style:font-name-asian="Aptos" style:font-name-complex="Aptos"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style:font-name="Aptos" style:font-name-asian="Aptos" style:font-name-complex="Aptos"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style:font-name="Aptos" style:font-name-asian="Aptos" style:font-name-complex="Aptos"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style:font-name="Aptos" style:font-name-asian="Aptos" style:font-name-complex="Aptos"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style:font-name="Aptos" style:font-name-asian="Aptos" style:font-name-complex="Aptos"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style:font-name="Aptos" style:font-name-asian="Aptos" style:font-name-complex="Aptos"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style:font-name="Aptos" style:font-name-asian="Aptos" style:font-name-complex="Aptos"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ptos"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Aptos"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Aptos"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Aptos"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Aptos"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Aptos"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font-name="Aptos"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ptos"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="Aptos"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font-name="Aptos"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font-name="Aptos"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font-name="Aptos"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font-name="Aptos"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style:font-name="Aptos"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style:font-name-complex="Times New Roman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style:font-name-complex="Times New Roman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style:font-name-complex="Times New Roman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style:font-name-complex="Times New Roman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style:font-name-complex="Times New Roman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style:font-name-complex="Times New Roman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style:font-name-complex="Times New Roman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style:font-name-complex="Times New Roman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style:font-name-complex="Times New Roman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style:font-name-complex="Times New Roman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style:font-name-complex="Times New Roman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style:font-name-complex="Times New Roman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style:font-name-complex="Times New Roman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style:font-name-complex="Times New Roman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style:font-name-complex="Times New Roman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style:font-name-complex="Times New Roman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style:font-name-complex="Times New Roman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style:font-name-complex="Times New Roman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style:font-name-complex="Times New Roman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style:font-name-complex="Times New Roman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style:font-name-complex="Times New Roman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style style:name="WW_CharLFO51LVL1" style:family="text">
      <style:text-properties style:font-name="Symbol" fo:font-size="10pt" style:font-size-asian="10pt"/>
    </style:style>
    <style:style style:name="WW_CharLFO51LVL2" style:family="text">
      <style:text-properties style:font-name="Courier New" style:font-name-complex="Times New Roman" fo:font-size="10pt" style:font-size-asian="10pt"/>
    </style:style>
    <style:style style:name="WW_CharLFO51LVL3" style:family="text">
      <style:text-properties style:font-name="Wingdings" fo:font-size="10pt" style:font-size-asian="10pt"/>
    </style:style>
    <style:style style:name="WW_CharLFO51LVL4" style:family="text">
      <style:text-properties style:font-name="Wingdings" fo:font-size="10pt" style:font-size-asian="10pt"/>
    </style:style>
    <style:style style:name="WW_CharLFO51LVL5" style:family="text">
      <style:text-properties style:font-name="Wingdings" fo:font-size="10pt" style:font-size-asian="10pt"/>
    </style:style>
    <style:style style:name="WW_CharLFO51LVL6" style:family="text">
      <style:text-properties style:font-name="Wingdings" fo:font-size="10pt" style:font-size-asian="10pt"/>
    </style:style>
    <style:style style:name="WW_CharLFO51LVL7" style:family="text">
      <style:text-properties style:font-name="Wingdings" fo:font-size="10pt" style:font-size-asian="10pt"/>
    </style:style>
    <style:style style:name="WW_CharLFO51LVL8" style:family="text">
      <style:text-properties style:font-name="Wingdings" fo:font-size="10pt" style:font-size-asian="10pt"/>
    </style:style>
    <style:style style:name="WW_CharLFO5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tella Stoyanova</meta:initial-creator>
    <dc:creator>Stella Stoyanova</dc:creator>
    <meta:creation-date>2025-04-28T09:56:00Z</meta:creation-date>
    <dc:date>2025-05-07T10:50:00Z</dc:date>
    <meta:template xlink:href="Normal.dotm" xlink:type="simple"/>
    <meta:editing-cycles>5</meta:editing-cycles>
    <meta:editing-duration>PT12060S</meta:editing-duration>
    <meta:user-defined meta:name="AppVersion">16.0000</meta:user-defined>
    <meta:document-statistic meta:page-count="4" meta:paragraph-count="11" meta:word-count="867" meta:character-count="5629" meta:row-count="39" meta:non-whitespace-character-count="4773"/>
  </office:meta>
</office:document-meta>
</file>